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8907" officeooo:paragraph-rsid="00038907"/>
    </style:style>
    <style:style style:name="P2" style:family="paragraph" style:parent-style-name="Standard">
      <style:text-properties officeooo:rsid="00038907" officeooo:paragraph-rsid="0005842d"/>
    </style:style>
    <style:style style:name="P3" style:family="paragraph" style:parent-style-name="Standard">
      <style:text-properties officeooo:rsid="00038907" officeooo:paragraph-rsid="0007cb3c"/>
    </style:style>
    <style:style style:name="P4" style:family="paragraph" style:parent-style-name="Standard">
      <style:text-properties officeooo:rsid="00038907" officeooo:paragraph-rsid="000a3904"/>
    </style:style>
    <style:style style:name="P5" style:family="paragraph" style:parent-style-name="Standard">
      <style:text-properties officeooo:rsid="0005842d" officeooo:paragraph-rsid="0005842d"/>
    </style:style>
    <style:style style:name="P6" style:family="paragraph" style:parent-style-name="Standard">
      <style:text-properties officeooo:rsid="0005842d" officeooo:paragraph-rsid="000d0712"/>
    </style:style>
    <style:style style:name="P7" style:family="paragraph" style:parent-style-name="Standard">
      <style:text-properties officeooo:rsid="0006871f" officeooo:paragraph-rsid="0006871f"/>
    </style:style>
    <style:style style:name="P8" style:family="paragraph" style:parent-style-name="Standard">
      <style:text-properties officeooo:rsid="0006871f" officeooo:paragraph-rsid="000d0712"/>
    </style:style>
    <style:style style:name="P9" style:family="paragraph" style:parent-style-name="Standard">
      <style:text-properties officeooo:rsid="000cb332" officeooo:paragraph-rsid="000cb332"/>
    </style:style>
    <style:style style:name="P10" style:family="paragraph" style:parent-style-name="Standard">
      <style:text-properties officeooo:rsid="000cb332" officeooo:paragraph-rsid="000d0712"/>
    </style:style>
    <style:style style:name="P11" style:family="paragraph" style:parent-style-name="Standard">
      <style:text-properties officeooo:rsid="000d0712" officeooo:paragraph-rsid="000d0712"/>
    </style:style>
    <style:style style:name="P12" style:family="paragraph" style:parent-style-name="Standard">
      <style:text-properties officeooo:rsid="000d0712" officeooo:paragraph-rsid="00151bed"/>
    </style:style>
    <style:style style:name="P13" style:family="paragraph" style:parent-style-name="Standard">
      <style:text-properties officeooo:rsid="000e377c" officeooo:paragraph-rsid="000e377c"/>
    </style:style>
    <style:style style:name="P14" style:family="paragraph" style:parent-style-name="Standard">
      <style:text-properties officeooo:rsid="001091b0" officeooo:paragraph-rsid="001091b0"/>
    </style:style>
    <style:style style:name="P15" style:family="paragraph" style:parent-style-name="Standard">
      <style:text-properties officeooo:rsid="001091b0" officeooo:paragraph-rsid="0012edfd"/>
    </style:style>
    <style:style style:name="T1" style:family="text">
      <style:text-properties officeooo:rsid="0005842d"/>
    </style:style>
    <style:style style:name="T2" style:family="text">
      <style:text-properties officeooo:rsid="0006871f"/>
    </style:style>
    <style:style style:name="T3" style:family="text">
      <style:text-properties officeooo:rsid="0007cb3c"/>
    </style:style>
    <style:style style:name="T4" style:family="text">
      <style:text-properties officeooo:rsid="000a3904"/>
    </style:style>
    <style:style style:name="T5" style:family="text">
      <style:text-properties officeooo:rsid="000d0712"/>
    </style:style>
    <style:style style:name="T6" style:family="text">
      <style:text-properties officeooo:rsid="000e377c"/>
    </style:style>
    <style:style style:name="T7" style:family="text">
      <style:text-properties officeooo:rsid="001091b0"/>
    </style:style>
    <style:style style:name="T8" style:family="text">
      <style:text-properties officeooo:rsid="00120734"/>
    </style:style>
    <style:style style:name="T9" style:family="text">
      <style:text-properties officeooo:rsid="0013f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</text:p>
      <text:p text:style-name="P1"/>
      <text:p text:style-name="P5"><text:span text:style-name="T3">T</text:span>here is an sqlite3 database. <text:s/>It has 6 columns; <text:s/>a datetime.datetime stamp; <text:s/>data in column_two, data in column_three, data in column_four and comments <text:s/>in column_five. <text:s/><text:span text:style-name="T2">There are presently</text:span> <text:s text:c="2"/>500,000 rows of data <text:span text:style-name="T2">and about 7,000 are added every day. <text:s text:c="2"/>The project is to make sense of this large set of data.</text:span></text:p>
      <text:p text:style-name="P7">If this has never been done, then it represents a significant development project. <text:s/>I feel slight encouragement that this application is not all that unusual. <text:s text:c="2"/>Imagine an automatic weather station. <text:s/>How about an automated sensor that counts cars through an intersection, or customers going into a movie theater. <text:s/>Or a careful monitor of a HVAC system in a commercial building. <text:s/>Or an automated monitor on a industrial system that makes widgets. <text:s/><text:span text:style-name="T3">The personal theme is that I need help!</text:span></text:p>
      <text:p text:style-name="P1"/>
      <text:p text:style-name="P1"/>
      <text:p text:style-name="P3">I have an arduino based science project. <text:s/>I am wondering about accepted physical constants. <text:s/>Is gravity truly constant? <text:s/>I have three pendulums that have been ticking away for many months and have 700K rows of data <text:span text:style-name="T3">in a sqlite3 database.</text:span> <text:s/><text:span text:style-name="T1">I see a massive software development project to make a platform that will sort through all these numbers.</text:span></text:p>
      <text:p text:style-name="P3"/>
      <text:p text:style-name="P3"><text:span text:style-name="T3">What am I trying to achieve? <text:s/>For example, what is the average number between 1:00 am and 2:00am. <text:s/>This would mean the average number every day at this time! <text:s/>This would generate one number a day or 365 numbers a year. <text:s/>That would be cool. <text:s/>I have three pendulums. <text:s/>If variations in one pendulum are seen in the others, then that would be interesting. <text:s/>I watch the number pretty closely and see a bit os strange stuff. <text:s/>There are variations and the variations do not seem very regular. <text:s/>I would love to be able to look at the standard deviations in the same way. <text:s/>Are there patterns in the irregularities? The Arduino software (C++) gives me seconds to a millionth of a second! <text:s/>The sort of deviations I am looking at would never be significant in a clock. <text:s/></text:span></text:p>
      <text:p text:style-name="P2"/>
      <text:p text:style-name="P4">After years and even decades of experience with other languages, I have dived into Python. <text:s/>I love it. <text:s/>It is complex and scary. <text:s/>Yes, but it can be very easy to accomplish very difficult things. <text:s/>FORTRAN is a language? <text:s/>Okay. <text:s/>Python is a language, like a spoken language and I am approaching it on that level. <text:s/>I practice and practice and go over the same code again and again so I can gain fluency.</text:p>
      <text:p text:style-name="P4"/>
      <text:p text:style-name="P4"><text:span text:style-name="T4">I recently, this morning, made a big leap; <text:s/>I see how to SELECT * WHERE time_column between (‘this time’ and ‘that time’). <text:s/>Thank you Stack Exchange. <text:s/>But I cannot do this myself! <text:s/>I need help.</text:span> <text:s/></text:p>
      <text:p text:style-name="P9">Xxxxxxxxxxxxxxxxxxxxxxxxxx</text:p>
      <text:p text:style-name="P9"/>
      <text:p text:style-name="P9">desc<text:span text:style-name="T5">ription..I am not sure how this will be used.</text:span></text:p>
      <text:p text:style-name="P9"/>
      <text:p text:style-name="P11">Python and statistical analysis of very large sqlite3 databases.</text:p>
      <text:p text:style-name="P9">Many Arduino project automatically generate massive amounts of data. <text:s/>The Arduino (C++) nicely feeds into Python and the Python nicely feeds into sqlite3. <text:s text:c="2"/>This project is all about “now what?” <text:s/>how do we look at the this data?</text:p>
      <text:p text:style-name="P11">Xxxxxxxxxxx</text:p>
      <text:p text:style-name="P11"/>
      <text:p text:style-name="P11">readme</text:p>
      <text:p text:style-name="P12">Python and statistical analysis of very large sqlite3 databases.</text:p>
      <text:p text:style-name="P10">Many Arduino project<text:span text:style-name="T7">s</text:span> automatically generate massive amounts of data. <text:s/>The Arduino (C++) nicely feeds into Python and the Python nicely feeds into sqlite3. <text:s text:c="2"/>This project is all about “now what?” <text:s/><text:span text:style-name="T5">H</text:span>ow <text:span text:style-name="T5">can</text:span> we <text:span text:style-name="T5">make meaning from all</text:span> this data?</text:p>
      <text:p text:style-name="P10"/>
      <text:p text:style-name="P6"><text:span text:style-name="T3">T</text:span>here is an sqlite3 database. <text:s/>It has 6 columns; <text:s/>a datetime.datetime stamp; <text:s/>data in column_two, data in column_three, data in column_four and comments <text:s/>in column_five. <text:s/><text:span text:style-name="T2">There are presently</text:span> <text:s text:c="2"/>500,000 rows of data <text:span text:style-name="T2">and about 7,000 are added every day. <text:s text:c="2"/>The project is to make sense of this large set of data.</text:span></text:p>
      <text:p text:style-name="P8"><text:soft-page-break/>If this has never been done, then it represents a significant development project. <text:s/>I feel slight encouragement that this application is not all that unusual. <text:s text:c="2"/>Imagine an automatic weather station. <text:s/>How about an automated sensor that counts cars through an intersection, or customers going into a movie theater. <text:s/>Or a careful monitor of a HVAC system in a commercial building. <text:s/>Or an automated monitor on a industrial system that makes widgets. <text:s/><text:span text:style-name="T3">The personal theme is that I need help!</text:span></text:p>
      <text:p text:style-name="P8"/>
      <text:p text:style-name="P11">These parts are done:</text:p>
      <text:p text:style-name="P11"/>
      <text:p text:style-name="P11">The Arduino (C++) is done. <text:s/>It a fairly interesting sketch. <text:s/>One sketch operates three pendulums. <text:s/>The compiler flies by and trips these triggers for the timing. <text:s/>With no ‘if’ statements is is able to operate all three.</text:p>
      <text:p text:style-name="P11"/>
      <text:p text:style-name="P11">The C++ passes the numbers out to the serial monitor and they are caught by the Python. <text:s/>The numbers fall into three <text:span text:style-name="T8">categories</text:span> based upon size. <text:s/>The numbers are on the order of 1.876588. <text:s/>So that is 1.8 million. <text:s/><text:span text:style-name="T6">(this is all about time; <text:s/>1.8 million seconds) The Python sorts the values into the three sizes with ‘if’ statements and inserts them into a sqlite3 database. <text:s/>They are put in the appropriate column, adding a datetime.datetime time stamp. <text:s text:c="2"/>This is all done. <text:s/></text:span></text:p>
      <text:p text:style-name="P11"/>
      <text:p text:style-name="P13">There is an example sqlite3 database. <text:s/></text:p>
      <text:p text:style-name="P13">Database <text:s text:c="5"/>dec3_database <text:s text:c="4"/></text:p>
      <text:p text:style-name="P13"><text:tab/><text:tab/><text:tab/><text:tab/>tables</text:p>
      <text:p text:style-name="P13"><text:tab/><text:tab/><text:tab/><text:tab/><text:tab/>first_table <text:s text:c="15"/>168000 lines</text:p>
      <text:p text:style-name="P13"><text:tab/><text:tab/><text:tab/><text:tab/><text:tab/>dec26_table_cont <text:s text:c="7"/>341 lines</text:p>
      <text:p text:style-name="P13"><text:tab/><text:tab/><text:tab/><text:tab/><text:tab/>dec26_table <text:s text:c="21"/>9 lines</text:p>
      <text:p text:style-name="P13"/>
      <text:p text:style-name="P14">I use this database for development and use table <text:s text:c="2"/>[dec26_table_cont] <text:s/>. <text:s/>I made it for that purpose, although it does contain real data. </text:p>
      <text:p text:style-name="P14"/>
      <text:p text:style-name="P14">Take a look at the code. <text:s/>The comments are included within the program and are fairly extensive. <text:s/>Look at the database (ignore the [first_table] <text:s text:c="2"/>…. <text:s text:c="2"/>too big)</text:p>
      <text:p text:style-name="P14"/>
      <text:p text:style-name="P15">I have been actively and <text:span text:style-name="T8">aggressively</text:span> looking at Python, specifically at the Python/sqlite3 interface and have made progress. <text:s/>I made a big break this morning. <text:s/>I added an index, or rather modified the first column to include an index. <text:s/>I did this through the sqlite3 command line. <text:s/></text:p>
      <text:p text:style-name="P15"/>
      <text:p text:style-name="P15">sqlite&gt; CREATE INDEX IF NOT EXISTS index_time_table_one ON dec26_table_cont( column_one);</text:p>
      <text:p text:style-name="P15"/>
      <text:p text:style-name="P15">Then this worked:</text:p>
      <text:p text:style-name="P14"><text:s/></text:p>
      <text:p text:style-name="P14">c.execute ("SELECT * FROM dec26_table_cont WHERE column_one BETWEEN '2018-12-26 21:48:13.377000' and '2018-12-26 21:53:13.363000' ")</text:p>
      <text:p text:style-name="P14"/>
      <text:p text:style-name="P14">I had been struggling with this even for weeks. <text:s/>(thank you Stack Exchange)</text:p>
      <text:p text:style-name="P14"/>
      <text:p text:style-name="P14">I have just recently started with pandas and it looks promising.</text:p>
      <text:p text:style-name="P14"/>
      <text:p text:style-name="P14">The code, scripts, sketches a<text:span text:style-name="T9">re </text:span>interesting and not that difficult. <text:s/>(If I can <text:span text:style-name="T9">understand</text:span> them anyone can)</text:p>
      <text:p text:style-name="P14"><text:span text:style-name="T9">T</text:span>ake a look. 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42:29.090498503</meta:creation-date>
    <meta:generator>LibreOffice/6.0.3.2$Linux_X86_64 LibreOffice_project/00m0$Build-2</meta:generator>
    <dc:date>2019-01-08T15:10:54.100020357</dc:date>
    <meta:editing-duration>PT21M15S</meta:editing-duration>
    <meta:editing-cycles>8</meta:editing-cycles>
    <meta:document-statistic meta:table-count="0" meta:image-count="0" meta:object-count="0" meta:page-count="2" meta:paragraph-count="37" meta:word-count="982" meta:character-count="5981" meta:non-whitespace-character-count="4857"/>
  </office:meta>
</office:document-meta>
</file>